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Web" style:family="paragraph">
      <style:paragraph-properties fo:border="0.0034in solid #E3E3E3" fo:padding="0in" style:shadow="none" fo:margin-top="0in" fo:margin-bottom="0.2083in" fo:background-color="#212121"/>
    </style:style>
    <style:style style:name="T3" style:parent-style-name="DefaultParagraphFont" style:family="text">
      <style:text-properties style:font-name="Segoe UI" style:font-name-complex="Segoe UI" fo:color="#FFFFFF" fo:font-size="13.5pt" style:font-size-asian="13.5pt" style:font-size-complex="13.5pt"/>
    </style:style>
    <style:style style:name="P4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FFFF" style:letter-kerning="false" fo:font-size="13.5pt" style:font-size-asian="13.5pt" style:font-size-complex="13.5pt" style:language-asian="en" style:country-asian="IN"/>
    </style:style>
    <style:style style:name="T6" style:parent-style-name="DefaultParagraphFont" style:family="text"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7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8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9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1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FFFF" style:letter-kerning="false" fo:font-size="13.5pt" style:font-size-asian="13.5pt" style:font-size-complex="13.5pt" style:language-asian="en" style:country-asian="IN"/>
    </style:style>
    <style:style style:name="T11" style:parent-style-name="DefaultParagraphFont" style:family="text"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12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13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14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1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FFFF" style:letter-kerning="false" fo:font-size="13.5pt" style:font-size-asian="13.5pt" style:font-size-complex="13.5pt" style:language-asian="en" style:country-asian="IN"/>
    </style:style>
    <style:style style:name="T16" style:parent-style-name="DefaultParagraphFont" style:family="text"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17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18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19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2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FFFF" style:letter-kerning="false" fo:font-size="13.5pt" style:font-size-asian="13.5pt" style:font-size-complex="13.5pt" style:language-asian="en" style:country-asian="IN"/>
    </style:style>
    <style:style style:name="T21" style:parent-style-name="DefaultParagraphFont" style:family="text"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22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23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24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2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FFFF" style:letter-kerning="false" fo:font-size="13.5pt" style:font-size-asian="13.5pt" style:font-size-complex="13.5pt" style:language-asian="en" style:country-asian="IN"/>
    </style:style>
    <style:style style:name="T26" style:parent-style-name="DefaultParagraphFont" style:family="text"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27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28" style:parent-style-name="Norma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29" style:parent-style-name="Normal" style:family="paragraph">
      <style:paragraph-properties fo:border="0.0034in solid #E3E3E3" fo:padding="0in" style:shadow="none" fo:margin-top="0.2083in" fo:margin-bottom="0.2083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30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3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FFFF" style:letter-kerning="false" fo:font-size="13.5pt" style:font-size-asian="13.5pt" style:font-size-complex="13.5pt" style:language-asian="en" style:country-asian="IN"/>
    </style:style>
    <style:style style:name="T32" style:parent-style-name="DefaultParagraphFont" style:family="text"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33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34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35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36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3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FFFF" style:letter-kerning="false" fo:font-size="13.5pt" style:font-size-asian="13.5pt" style:font-size-complex="13.5pt" style:language-asian="en" style:country-asian="IN"/>
    </style:style>
    <style:style style:name="T38" style:parent-style-name="DefaultParagraphFont" style:family="text"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39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40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41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.0694in" fo:line-height="100%" fo:background-color="#212121"/>
      <style:text-properties style:font-name="Segoe UI" style:font-name-asian="Times New Roman" style:font-name-complex="Segoe UI" fo:color="#FFFFFF" style:letter-kerning="false" fo:font-size="13.5pt" style:font-size-asian="13.5pt" style:font-size-complex="13.5pt" style:language-asian="en" style:country-asian="IN"/>
    </style:style>
    <style:style style:name="P4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</style:style>
    <style:style style:name="T43" style:parent-style-name="DefaultParagraphFont" style:family="text"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IN"/>
    </style:style>
    <style:style style:name="P4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style:letter-kerning="false" fo:font-size="8pt" style:font-size-asian="8pt" style:font-size-complex="8pt" style:language-asian="en" style:country-asian="IN"/>
    </style:style>
    <style:style style:name="P4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style:letter-kerning="false" fo:font-size="8pt" style:font-size-asian="8pt" style:font-size-complex="8pt" style:language-asian="en" style:country-asian="IN"/>
    </style:style>
    <style:style style:name="P4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</style:style>
    <style:style style:name="P4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</style:style>
    <style:style style:name="P4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</style:style>
    <style:style style:name="P4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</style:style>
    <style:style style:name="P5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</style:style>
    <style:style style:name="P51" style:parent-style-name="NormalWeb" style:list-style-name="LFO3" style:family="paragraph">
      <style:paragraph-properties fo:border="0.0034in solid #E3E3E3" fo:padding-top="0in" fo:padding-left="0.0694in" fo:padding-bottom="0in" fo:padding-right="0in" style:shadow="none" fo:margin-top="0in" fo:margin-bottom="0in" fo:background-color="#212121"/>
    </style:style>
    <style:style style:name="T52" style:parent-style-name="DefaultParagraphFont" style:family="text">
      <style:text-properties style:font-name="Segoe UI" style:font-name-complex="Segoe UI" fo:font-weight="bold" style:font-weight-asian="bold" style:font-weight-complex="bold" fo:color="#ECECEC"/>
    </style:style>
    <style:style style:name="T53" style:parent-style-name="DefaultParagraphFont" style:family="text">
      <style:text-properties style:font-name="Segoe UI" style:font-name-complex="Segoe UI" fo:color="#ECECEC"/>
    </style:style>
    <style:style style:name="P54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55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56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57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58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59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60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61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62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63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64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65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66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67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68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69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70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71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72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73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74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7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font-size="12pt" style:font-size-asian="12pt" style:font-size-complex="12pt" style:language-asian="en" style:country-asian="IN"/>
    </style:style>
    <style:style style:name="T76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77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78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79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80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81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82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83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84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85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86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87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88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89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90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91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92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93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94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95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9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font-size="12pt" style:font-size-asian="12pt" style:font-size-complex="12pt" style:language-asian="en" style:country-asian="IN"/>
    </style:style>
    <style:style style:name="T97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98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99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00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101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T102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03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04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105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T106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07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T108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09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10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11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font-size="12pt" style:font-size-asian="12pt" style:font-size-complex="12pt" style:language-asian="en" style:country-asian="IN"/>
    </style:style>
    <style:style style:name="T112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13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14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15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16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117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18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19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120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21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22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123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24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25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126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27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28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</style:style>
    <style:style style:name="T12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font-size="12pt" style:font-size-asian="12pt" style:font-size-complex="12pt" style:language-asian="en" style:country-asian="IN"/>
    </style:style>
    <style:style style:name="T130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31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32" style:parent-style-name="Norma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33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134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35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36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137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38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39" style:parent-style-name="Normal" style:list-style-name="LFO3" style:family="paragraph">
      <style:paragraph-properties fo:border="0.0034in solid #E3E3E3" fo:padding="0in" style:shadow="none" fo:margin-bottom="0in" fo:line-height="100%" fo:background-color="#212121"/>
    </style:style>
    <style:style style:name="T140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ECECEC" style:letter-kerning="false" fo:font-size="10.5pt" style:font-size-asian="10.5pt" style:font-size-complex="10.5pt" style:language-asian="en" style:country-asian="IN"/>
    </style:style>
    <style:style style:name="T141" style:parent-style-name="DefaultParagraphFont" style:family="text"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42" style:parent-style-name="Normal" style:family="paragraph">
      <style:paragraph-properties fo:border="0.0034in solid #E3E3E3" fo:padding="0in" style:shadow="none" fo:margin-top="0.2083in" fo:margin-bottom="0in" fo:line-height="100%" fo:background-color="#212121"/>
      <style:text-properties style:font-name="Segoe UI" style:font-name-asian="Times New Roman" style:font-name-complex="Segoe UI" fo:color="#ECECEC" style:letter-kerning="false" fo:font-size="12pt" style:font-size-asian="12pt" style:font-size-complex="12pt" style:language-asian="en" style:country-asian="IN"/>
    </style:style>
    <style:style style:name="P143" style:parent-style-name="Normal" style:family="paragraph">
      <style:paragraph-properties>
        <style:tab-stops>
          <style:tab-stop style:type="left" style:position="1.9534in"/>
        </style:tab-stops>
      </style:paragraph-properties>
    </style:style>
    <style:style style:name="P144" style:parent-style-name="Normal" style:family="paragraph">
      <style:paragraph-properties>
        <style:tab-stops>
          <style:tab-stop style:type="left" style:position="1.9534in"/>
        </style:tab-stops>
      </style:paragraph-properties>
    </style:style>
    <style:style style:name="P145" style:parent-style-name="Normal" style:family="paragraph">
      <style:paragraph-properties>
        <style:tab-stops>
          <style:tab-stop style:type="left" style:position="1.9534in"/>
        </style:tab-stops>
      </style:paragraph-properties>
    </style:style>
  </office:automatic-styles>
  <office:body>
    <office:text text:use-soft-page-breaks="true">
      <text:p text:style-name="P1">Q1. Describe the main differences between the CSS Flexbox layout model and the CSS Grid layout model. When would you choose to use one over the other?</text:p>
      <text:p text:style-name="Normal"/>
      <text:p text:style-name="Normal"/>
      <text:p text:style-name="P2">Answer :- <text:s text:c="3"/><text:span text:style-name="T3"><text:line-break/>Sure, here are the main differences between CSS Flexbox and CSS Grid layout models:</text:span></text:p>
      <text:list text:style-name="LFO1" text:continue-numbering="true">
        <text:list-item>
          <text:p text:style-name="P4"><text:span text:style-name="T5">Layout Orientation</text:span><text:span text:style-name="T6">:</text:span></text:p>
          <text:list text:continue-numbering="true">
            <text:list-item>
              <text:p text:style-name="P7">Flexbox: Primarily deals with one-dimensional layouts, either in a row or a column.</text:p>
            </text:list-item>
            <text:list-item>
              <text:p text:style-name="P8">Grid: Deals with two-dimensional layouts, allowing you to define rows and columns simultaneously.</text:p>
            </text:list-item>
          </text:list>
        </text:list-item>
        <text:list-item>
          <text:p text:style-name="P9"><text:span text:style-name="T10">Alignment</text:span><text:span text:style-name="T11">:</text:span></text:p>
          <text:list text:continue-numbering="true">
            <text:list-item>
              <text:p text:style-name="P12">Flexbox: Offers powerful alignment capabilities along the main axis and cross axis.</text:p>
            </text:list-item>
            <text:list-item>
              <text:p text:style-name="P13">Grid: Also provides alignment options but is more focused on aligning items within grid cells.</text:p>
            </text:list-item>
          </text:list>
        </text:list-item>
        <text:list-item>
          <text:p text:style-name="P14"><text:span text:style-name="T15">Responsiveness</text:span><text:span text:style-name="T16">:</text:span></text:p>
          <text:list text:continue-numbering="true">
            <text:list-item>
              <text:p text:style-name="P17">Flexbox: Well-suited for building flexible and responsive layouts, especially for components with dynamic content.</text:p>
            </text:list-item>
            <text:list-item>
              <text:p text:style-name="P18">Grid: Also supports responsiveness but is often used for more structured layouts, like those found in page layouts or complex interfaces.</text:p>
            </text:list-item>
          </text:list>
        </text:list-item>
        <text:list-item>
          <text:p text:style-name="P19"><text:span text:style-name="T20">Item Placement</text:span><text:span text:style-name="T21">:</text:span></text:p>
          <text:list text:continue-numbering="true">
            <text:list-item>
              <text:p text:style-name="P22">Flexbox: Controls the layout of items within a flex container, allowing them to grow, shrink, or stay fixed based on available space.</text:p>
            </text:list-item>
            <text:list-item>
              <text:p text:style-name="P23">Grid: Provides precise control over the placement of items within a grid layout, defining their position in both rows and columns.</text:p>
            </text:list-item>
          </text:list>
        </text:list-item>
        <text:list-item>
          <text:p text:style-name="P24"><text:span text:style-name="T25">Nested Layouts</text:span><text:span text:style-name="T26">:</text:span></text:p>
          <text:list text:continue-numbering="true">
            <text:list-item>
              <text:p text:style-name="P27">Flexbox: Works well for laying out items within a container, but nesting flex containers can sometimes be tricky to manage.</text:p>
            </text:list-item>
            <text:list-item>
              <text:p text:style-name="P28">Grid: Allows for both nested grids and items placed within grid cells, offering more flexibility for complex layouts.</text:p>
            </text:list-item>
          </text:list>
        </text:list-item>
      </text:list>
      <text:soft-page-break/>
      <text:p text:style-name="P29">When to choose one over the other depends on the specific layout requirements:</text:p>
      <text:list text:style-name="LFO2" text:continue-numbering="true">
        <text:list-item>
          <text:p text:style-name="P30"><text:span text:style-name="T31">Flexbox</text:span><text:span text:style-name="T32"><text:s/>is great for:</text:span></text:p>
          <text:list text:continue-numbering="true">
            <text:list-item>
              <text:p text:style-name="P33">Components with dynamic content like navigation menus, lists, or card layouts.</text:p>
            </text:list-item>
            <text:list-item>
              <text:p text:style-name="P34">Aligning items along a single axis, such as in a toolbar or a horizontally scrolling container.</text:p>
            </text:list-item>
            <text:list-item>
              <text:p text:style-name="P35">Simple, one-dimensional layouts where items need to flexibly adjust their size.</text:p>
            </text:list-item>
          </text:list>
        </text:list-item>
        <text:list-item>
          <text:p text:style-name="P36"><text:span text:style-name="T37">Grid</text:span><text:span text:style-name="T38"><text:s/>is great for:</text:span></text:p>
          <text:list text:continue-numbering="true">
            <text:list-item>
              <text:p text:style-name="P39">Structured layouts where items need to be precisely placed within rows and columns, like in a webpage layout.</text:p>
            </text:list-item>
            <text:list-item>
              <text:p text:style-name="P40">Creating grid-based designs with consistent spacing and alignment across multiple components.</text:p>
            </text:list-item>
            <text:list-item>
              <text:p text:style-name="P41">Complex layouts with both horizontal and vertical organization, such as dashboard interfaces or image galleries.</text:p>
            </text:list-item>
          </text:list>
        </text:list-item>
      </text:list>
      <text:p text:style-name="P42"><text:span text:style-name="T43">Top of Form</text:span></text:p>
      <text:p text:style-name="P44"/>
      <text:p text:style-name="P45"/>
      <text:p text:style-name="P46">Q2. Explain the role of the following key properties in the Flexbox layout mode</text:p>
      <text:p text:style-name="P47"><text:s/>justify-conten</text:p>
      <text:p text:style-name="P48"><text:s/>align-item<text:s/></text:p>
      <text:p text:style-name="P49"><text:s/>flex-directio</text:p>
      <text:p text:style-name="P50"><text:s/>flex-wrap</text:p>
      <text:p text:style-name="Normal"/>
      <text:list text:style-name="LFO3" text:continue-numbering="true">
        <text:list-item>
          <text:p text:style-name="P51"><text:s/>Answer:- <text:s text:c="2"/><text:span text:style-name="T52">justify-content</text:span><text:span text:style-name="T53">:</text:span></text:p>
          <text:list text:continue-numbering="true">
            <text:list-item>
              <text:p text:style-name="P54">This property defines how the browser distributes space between and around content items along the main axis of the flex container.</text:p>
            </text:list-item>
            <text:list-item>
              <text:p text:style-name="P55">Possible values include:</text:p>
              <text:list text:continue-numbering="true">
                <text:list-item>
                  <text:p text:style-name="P56"><text:span text:style-name="T57">flex-start</text:span><text:span text:style-name="T58">: Items are packed toward the start of the main axis.</text:span></text:p>
                </text:list-item>
                <text:list-item>
                  <text:p text:style-name="P59"><text:span text:style-name="T60">flex-end</text:span><text:span text:style-name="T61">: Items are packed toward the end of the main axis.</text:span></text:p>
                </text:list-item>
                <text:list-item>
                  <text:p text:style-name="P62"><text:span text:style-name="T63">center</text:span><text:span text:style-name="T64">: Items are centered along the main axis.</text:span></text:p>
                </text:list-item>
                <text:list-item>
                  <text:p text:style-name="P65"><text:span text:style-name="T66">space-between</text:span><text:span text:style-name="T67">: Items are evenly distributed along the main axis, with the first item aligning to the start and the last item aligning to the end.</text:span></text:p>
                </text:list-item>
                <text:list-item>
                  <text:p text:style-name="P68"><text:span text:style-name="T69">space-around</text:span><text:span text:style-name="T70">: Items are evenly distributed along the main axis, with equal space around them.</text:span></text:p>
                </text:list-item>
                <text:list-item>
                  <text:p text:style-name="P71"><text:span text:style-name="T72">space-evenly</text:span><text:span text:style-name="T73">: Items are evenly distributed along the main axis with equal space between them.</text:span></text:p>
                </text:list-item>
              </text:list>
            </text:list-item>
          </text:list>
        </text:list-item>
        <text:list-item>
          <text:p text:style-name="P74"><text:span text:style-name="T75">align-items</text:span><text:span text:style-name="T76">:</text:span></text:p>
          <text:list text:continue-numbering="true">
            <text:list-item>
              <text:p text:style-name="P77">This property defines how the browser aligns items along the cross axis of the flex container.</text:p>
            </text:list-item>
            <text:list-item>
              <text:p text:style-name="P78">It applies to all items within the container.</text:p>
            </text:list-item>
            <text:list-item>
              <text:p text:style-name="P79">Possible values include:</text:p>
              <text:list text:continue-numbering="true">
                <text:list-item>
                  <text:p text:style-name="P80"><text:span text:style-name="T81">flex-start</text:span><text:span text:style-name="T82">: Items are aligned to the start of the cross axis.</text:span></text:p>
                </text:list-item>
                <text:list-item>
                  <text:p text:style-name="P83"><text:span text:style-name="T84">flex-end</text:span><text:span text:style-name="T85">: Items are aligned to the end of the cross axis.</text:span></text:p>
                </text:list-item>
                <text:list-item>
                  <text:p text:style-name="P86"><text:span text:style-name="T87">center</text:span><text:span text:style-name="T88">: Items are centered along the cross axis.</text:span></text:p>
                </text:list-item>
                <text:list-item>
                  <text:p text:style-name="P89"><text:span text:style-name="T90">baseline</text:span><text:span text:style-name="T91">: Items are aligned such that their baselines align.</text:span></text:p>
                </text:list-item>
                <text:list-item>
                  <text:p text:style-name="P92"><text:span text:style-name="T93">stretch</text:span><text:span text:style-name="T94">: Items are stretched to fill the container along the cross axis.</text:span></text:p>
                </text:list-item>
              </text:list>
            </text:list-item>
          </text:list>
        </text:list-item>
        <text:list-item>
          <text:p text:style-name="P95"><text:span text:style-name="T96">align-content</text:span><text:span text:style-name="T97">:</text:span></text:p>
          <text:list text:continue-numbering="true">
            <text:list-item>
              <text:p text:style-name="P98">This property defines how the browser distributes space between and around content items along the cross axis of the flex container.</text:p>
            </text:list-item>
            <text:list-item>
              <text:p text:style-name="P99">It applies only when there is extra space in the cross axis.</text:p>
            </text:list-item>
            <text:list-item>
              <text:p text:style-name="P100"><text:span text:style-name="T101">This property has similar values to<text:s/></text:span><text:span text:style-name="T102">justify-content</text:span><text:span text:style-name="T103">, but they are applied along the cross axis.</text:span></text:p>
            </text:list-item>
            <text:list-item>
              <text:p text:style-name="P104"><text:span text:style-name="T105">It affects the spacing between multiple lines of flex items when<text:s/></text:span><text:span text:style-name="T106">flex-wrap</text:span><text:span text:style-name="T107"><text:s/>is set to<text:s/></text:span><text:span text:style-name="T108">wrap</text:span><text:span text:style-name="T109">.</text:span></text:p>
            </text:list-item>
          </text:list>
        </text:list-item>
        <text:list-item>
          <text:p text:style-name="P110"><text:span text:style-name="T111">flex-direction</text:span><text:span text:style-name="T112">:</text:span></text:p>
          <text:list text:continue-numbering="true">
            <text:list-item>
              <text:p text:style-name="P113">This property establishes the main axis of the flex container and the direction in which flex items are placed.</text:p>
            </text:list-item>
            <text:list-item>
              <text:p text:style-name="P114">It determines whether flex items are laid out in rows (the main axis runs horizontally) or in columns (the main axis runs vertically).</text:p>
            </text:list-item>
            <text:list-item>
              <text:p text:style-name="P115">Possible values include:</text:p>
              <text:list text:continue-numbering="true">
                <text:list-item>
                  <text:p text:style-name="P116"><text:span text:style-name="T117">row</text:span><text:span text:style-name="T118">: Items are placed along the main axis in the direction of the text (left to right).</text:span></text:p>
                </text:list-item>
                <text:list-item>
                  <text:p text:style-name="P119"><text:span text:style-name="T120">row-reverse</text:span><text:span text:style-name="T121">: Items are placed along the main axis in the opposite direction of the text (right to left).</text:span></text:p>
                </text:list-item>
                <text:list-item>
                  <text:p text:style-name="P122"><text:span text:style-name="T123">column</text:span><text:span text:style-name="T124">: Items are placed along the main axis from top to bottom.</text:span></text:p>
                </text:list-item>
                <text:list-item>
                  <text:p text:style-name="P125"><text:span text:style-name="T126">column-reverse</text:span><text:span text:style-name="T127">: Items are placed along the main axis from bottom to top.</text:span></text:p>
                </text:list-item>
              </text:list>
            </text:list-item>
          </text:list>
        </text:list-item>
        <text:list-item>
          <text:p text:style-name="P128"><text:span text:style-name="T129">flex-wrap</text:span><text:span text:style-name="T130">:</text:span></text:p>
          <text:list text:continue-numbering="true">
            <text:list-item>
              <text:p text:style-name="P131">This property determines whether flex items are forced onto a single line or can wrap onto multiple lines within the flex container.</text:p>
            </text:list-item>
            <text:list-item>
              <text:p text:style-name="P132">Possible values include:</text:p>
              <text:list text:continue-numbering="true">
                <text:list-item>
                  <text:p text:style-name="P133"><text:span text:style-name="T134">nowrap</text:span><text:span text:style-name="T135">: All flex items are forced onto a single line.</text:span></text:p>
                </text:list-item>
                <text:list-item>
                  <text:p text:style-name="P136"><text:span text:style-name="T137">wrap</text:span><text:span text:style-name="T138">: Flex items wrap onto multiple lines if necessary.</text:span></text:p>
                </text:list-item>
                <text:list-item>
                  <text:p text:style-name="P139"><text:span text:style-name="T140">wrap-reverse</text:span><text:span text:style-name="T141">: Flex items wrap onto multiple lines in the reverse direction.</text:span></text:p>
                </text:list-item>
              </text:list>
            </text:list-item>
          </text:list>
        </text:list-item>
      </text:list>
      <text:p text:style-name="P142">These properties together allow developers to create flexible and responsive layouts using Flexbox, adjusting the positioning, alignment, and wrapping behavior of flex items within their containers.</text:p>
      <text:p text:style-name="P143"/>
      <text:p text:style-name="P144"/>
      <text:soft-page-break/>
      <text:p text:style-name="P145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IN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deep Sahu</meta:initial-creator>
    <dc:creator>Sandeep Sahu</dc:creator>
    <meta:creation-date>2024-02-28T17:47:00Z</meta:creation-date>
    <dc:date>2024-02-28T17:47:00Z</dc:date>
    <meta:template xlink:href="Normal" xlink:type="simple"/>
    <meta:editing-cycles>2</meta:editing-cycles>
    <meta:editing-duration>PT60S</meta:editing-duration>
    <meta:document-statistic meta:page-count="4" meta:paragraph-count="10" meta:word-count="752" meta:character-count="5030" meta:row-count="35" meta:non-whitespace-character-count="4288"/>
  </office:meta>
</office:document-meta>
</file>